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201in"/>
    </style:style>
    <style:style style:name="co3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2.4598in"/>
    </style:style>
    <style:style style:name="co5" style:family="table-column">
      <style:table-column-properties fo:break-before="auto" style:column-width="2.851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CS 20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Summer 2013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R 1:00 – 3:45 pm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Take-home assignments are given on Thursdays and due the next Thursday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Week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office:value-type="date" office:date-value="2013-06-11">
            <text:p>2013-06-11</text:p>
          </table:table-cell>
          <table:table-cell office:value-type="string">
            <text:p>Tuesday</text:p>
          </table:table-cell>
          <table:table-cell office:value-type="string">
            <text:p>Syllabus, IDE, Source Control, Python vs. C++</text:p>
          </table:table-cell>
          <table:table-cell office:value-type="string">
            <text:p>Notes, 1, 2</text:p>
          </table:table-cell>
          <table:table-cell table:number-columns-repeated="2"/>
        </table:table-row>
        <table:table-row table:style-name="ro1">
          <table:table-cell table:style-name="ce4" office:value-type="date" office:date-value="2013-06-13">
            <text:p>2013-06-13</text:p>
          </table:table-cell>
          <table:table-cell office:value-type="string">
            <text:p>Thursday</text:p>
          </table:table-cell>
          <table:table-cell office:value-type="string">
            <text:p>Python vs. C++</text:p>
          </table:table-cell>
          <table:table-cell office:value-type="string">
            <text:p>Notes, 1, 2</text:p>
          </table:table-cell>
          <table:table-cell office:value-type="string">
            <text:p>Port simple Python program</text:p>
          </table:table-cell>
          <table:table-cell office:value-type="string">
            <text:p>Port larger Python program</text:p>
          </table:table-cell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6]+1" office:value-type="float" office:value="2">
            <text:p>2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7]+7" office:value-type="date" office:date-value="2013-06-18">
            <text:p>2013-06-18</text:p>
          </table:table-cell>
          <table:table-cell office:value-type="string">
            <text:p>Tuesday</text:p>
          </table:table-cell>
          <table:table-cell office:value-type="string">
            <text:p>Function Basics, Parameters &amp; Overloading</text:p>
          </table:table-cell>
          <table:table-cell office:value-type="string">
            <text:p>3, 4</text:p>
          </table:table-cell>
          <table:table-cell table:number-columns-repeated="2"/>
        </table:table-row>
        <table:table-row table:style-name="ro1">
          <table:table-cell table:style-name="ce4" table:formula="of:=[.A8]+7" office:value-type="date" office:date-value="2013-06-20">
            <text:p>2013-06-20</text:p>
          </table:table-cell>
          <table:table-cell office:value-type="string">
            <text:p>Thursday</text:p>
          </table:table-cell>
          <table:table-cell office:value-type="string">
            <text:p>Arrays, File I/O</text:p>
          </table:table-cell>
          <table:table-cell office:value-type="string">
            <text:p>5, 12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0]+1" office:value-type="float" office:value="3">
            <text:p>3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11]+7" office:value-type="date" office:date-value="2013-06-25">
            <text:p>2013-06-25</text:p>
          </table:table-cell>
          <table:table-cell office:value-type="string">
            <text:p>Tuesday</text:p>
          </table:table-cell>
          <table:table-cell office:value-type="string">
            <text:p>Structures &amp; Classes, Separate Compilation &amp; Namespaces</text:p>
          </table:table-cell>
          <table:table-cell office:value-type="string">
            <text:p>6, 11</text:p>
          </table:table-cell>
          <table:table-cell table:number-columns-repeated="2"/>
        </table:table-row>
        <table:table-row table:style-name="ro1">
          <table:table-cell table:style-name="ce4" table:formula="of:=[.A12]+7" office:value-type="date" office:date-value="2013-06-27">
            <text:p>2013-06-27</text:p>
          </table:table-cell>
          <table:table-cell office:value-type="string">
            <text:p>Thursday</text:p>
          </table:table-cell>
          <table:table-cell office:value-type="string">
            <text:p>Constructors &amp; Other Tools, Class Inheritance</text:p>
          </table:table-cell>
          <table:table-cell office:value-type="string">
            <text:p>7, 14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4]+1" office:value-type="float" office:value="4">
            <text:p>4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15]+7" office:value-type="date" office:date-value="2013-07-02">
            <text:p>2013-07-02</text:p>
          </table:table-cell>
          <table:table-cell office:value-type="string">
            <text:p>Tuesday</text:p>
          </table:table-cell>
          <table:table-cell table:style-name="ce8" office:value-type="string">
            <text:p>MIDTERM EXAM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table:formula="of:=[.A16]+7" office:value-type="date" office:date-value="2013-07-04">
            <text:p>2013-07-04</text:p>
          </table:table-cell>
          <table:table-cell office:value-type="string">
            <text:p>Thursday</text:p>
          </table:table-cell>
          <table:table-cell table:style-name="ce9" office:value-type="string">
            <text:p>Fourth of July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8]+1" office:value-type="float" office:value="5">
            <text:p>5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19]+7" office:value-type="date" office:date-value="2013-07-09">
            <text:p>2013-07-09</text:p>
          </table:table-cell>
          <table:table-cell office:value-type="string">
            <text:p>Tuesday</text:p>
          </table:table-cell>
          <table:table-cell office:value-type="string">
            <text:p>Operator Overloading, Friends, Reference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4" table:formula="of:=[.A20]+7" office:value-type="date" office:date-value="2013-07-11">
            <text:p>2013-07-11</text:p>
          </table:table-cell>
          <table:table-cell office:value-type="string">
            <text:p>Thursday</text:p>
          </table:table-cell>
          <table:table-cell office:value-type="string">
            <text:p>Pointers, References, Dynamic Arrays</text:p>
          </table:table-cell>
          <table:table-cell office:value-type="string">
            <text:p>8, 10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2]+1" office:value-type="float" office:value="6">
            <text:p>6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23]+7" office:value-type="date" office:date-value="2013-07-16">
            <text:p>2013-07-16</text:p>
          </table:table-cell>
          <table:table-cell office:value-type="string">
            <text:p>Tuesday</text:p>
          </table:table-cell>
          <table:table-cell office:value-type="string">
            <text:p>Polymorphism, Virtual Functions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4" table:formula="of:=[.A24]+7" office:value-type="date" office:date-value="2013-07-18">
            <text:p>2013-07-18</text:p>
          </table:table-cell>
          <table:table-cell office:value-type="string">
            <text:p>Thursday</text:p>
          </table:table-cell>
          <table:table-cell office:value-type="string">
            <text:p>STL Data Structures? Templates</text:p>
          </table:table-cell>
          <table:table-cell office:value-type="string">
            <text:p>19, 16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6]+1" office:value-type="float" office:value="7">
            <text:p>7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27]+7" office:value-type="date" office:date-value="2013-07-23">
            <text:p>2013-07-23</text:p>
          </table:table-cell>
          <table:table-cell office:value-type="string">
            <text:p>Tuesday</text:p>
          </table:table-cell>
          <table:table-cell office:value-type="string">
            <text:p>Linked Lists, Searching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style-name="ce4" table:formula="of:=[.A28]+7" office:value-type="date" office:date-value="2013-07-25">
            <text:p>2013-07-25</text:p>
          </table:table-cell>
          <table:table-cell office:value-type="string">
            <text:p>Thursday</text:p>
          </table:table-cell>
          <table:table-cell office:value-type="string">
            <text:p>Searching &amp; Sorting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30]+1" office:value-type="float" office:value="8">
            <text:p>8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  <table:table-cell table:style-name="ce7" office:value-type="string">
            <text:p>In-Class Assignments</text:p>
          </table:table-cell>
          <table:table-cell table:style-name="ce7" office:value-type="string">
            <text:p>Take-home Assignments</text:p>
          </table:table-cell>
        </table:table-row>
        <table:table-row table:style-name="ro1">
          <table:table-cell table:style-name="ce4" table:formula="of:=[.A31]+7" office:value-type="date" office:date-value="2013-07-30">
            <text:p>2013-07-30</text:p>
          </table:table-cell>
          <table:table-cell office:value-type="string">
            <text:p>Tuesday</text:p>
          </table:table-cell>
          <table:table-cell office:value-type="string">
            <text:p>Stacks, Queues, Big-O</text:p>
          </table:table-cell>
          <table:table-cell table:number-columns-repeated="3"/>
        </table:table-row>
        <table:table-row table:style-name="ro1">
          <table:table-cell table:style-name="ce4" table:formula="of:=[.A32]+7" office:value-type="date" office:date-value="2013-08-01">
            <text:p>2013-08-01</text:p>
          </table:table-cell>
          <table:table-cell office:value-type="string">
            <text:p>Thursday</text:p>
          </table:table-cell>
          <table:table-cell office:value-type="string">
            <text:p>Recursion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BD</text:p>
          </table:table-cell>
          <table:table-cell/>
          <table:table-cell table:style-name="ce8" office:value-type="string">
            <text:p>FINAL EXAM</text:p>
          </table:table-cell>
          <table:table-cell table:number-columns-repeated="3"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3.5$Linux_X86_64 LibreOffice_project/350m1$Build-2</meta:generator>
    <dc:date>2013-06-03T12:59:01</dc:date>
    <meta:editing-duration>PT10M34S</meta:editing-duration>
    <meta:editing-cycles>22</meta:editing-cycles>
    <meta:document-statistic meta:table-count="1" meta:cell-count="116" meta:object-count="0"/>
  </office:meta>
</office:document-meta>
</file>